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.56pt" svg:y="146.83pt">
            <loext:p draw:notify-on-update-of-ranges="Sheet1.A1:Sheet1.A1 Sheet1.A2:Sheet1.A11 Sheet1.B1:Sheet1.B1 Sheet1.B2:Sheet1.B11 Sheet1.A1:Sheet1.A1 Sheet1.A2:Sheet1.A11 Sheet1.C1:Sheet1.C1 Sheet1.C2:Sheet1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(n)</text:p>
          </table:table-cell>
          <table:table-cell office:value-type="string" calcext:value-type="string">
            <text:p>n^<text:span text:style-name="T1">2</text:span></text:p>
          </table:table-cell>
          <table:table-cell office:value-type="string" calcext:value-type="string">
            <text:p>c*n<text:span text:style-name="T1">2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25" calcext:value-type="float">
            <text:p>5525</text:p>
          </table:table-cell>
          <table:table-cell table:formula="of:=[.A2]*[.A2]" office:value-type="float" office:value="1" calcext:value-type="float">
            <text:p>1</text:p>
          </table:table-cell>
          <table:table-cell table:formula="of:=2*[.C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575" calcext:value-type="float">
            <text:p>5575</text:p>
          </table:table-cell>
          <table:table-cell table:formula="of:=[.A3]*[.A3]" office:value-type="float" office:value="625" calcext:value-type="float">
            <text:p>625</text:p>
          </table:table-cell>
          <table:table-cell table:formula="of:=2*[.C3]" office:value-type="float" office:value="1250" calcext:value-type="float">
            <text:p>12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025" calcext:value-type="float">
            <text:p>6025</text:p>
          </table:table-cell>
          <table:table-cell table:formula="of:=[.A4]*[.A4]" office:value-type="float" office:value="2500" calcext:value-type="float">
            <text:p>2500</text:p>
          </table:table-cell>
          <table:table-cell table:formula="of:=2*[.C4]" office:value-type="float" office:value="5000" calcext:value-type="float">
            <text:p>50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050" calcext:value-type="float">
            <text:p>7050</text:p>
          </table:table-cell>
          <table:table-cell table:formula="of:=[.A5]*[.A5]" office:value-type="float" office:value="5625" calcext:value-type="float">
            <text:p>5625</text:p>
          </table:table-cell>
          <table:table-cell table:formula="of:=2*[.C5]" office:value-type="float" office:value="11250" calcext:value-type="float">
            <text:p>1125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6]*[.A6]-1000" office:value-type="float" office:value="9000" calcext:value-type="float">
            <text:p>9000</text:p>
          </table:table-cell>
          <table:table-cell table:formula="of:=[.A6]*[.A6]" office:value-type="float" office:value="10000" calcext:value-type="float">
            <text:p>10000</text:p>
          </table:table-cell>
          <table:table-cell table:formula="of:=2*[.C6]" office:value-type="float" office:value="20000" calcext:value-type="float">
            <text:p>2000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A7]*[.A7]-1000" office:value-type="float" office:value="14625" calcext:value-type="float">
            <text:p>14625</text:p>
          </table:table-cell>
          <table:table-cell table:formula="of:=[.A7]*[.A7]" office:value-type="float" office:value="15625" calcext:value-type="float">
            <text:p>15625</text:p>
          </table:table-cell>
          <table:table-cell table:formula="of:=2*[.C7]" office:value-type="float" office:value="31250" calcext:value-type="float">
            <text:p>3125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8]*[.A8]-1000" office:value-type="float" office:value="21500" calcext:value-type="float">
            <text:p>21500</text:p>
          </table:table-cell>
          <table:table-cell table:formula="of:=[.A8]*[.A8]" office:value-type="float" office:value="22500" calcext:value-type="float">
            <text:p>22500</text:p>
          </table:table-cell>
          <table:table-cell table:formula="of:=2*[.C8]" office:value-type="float" office:value="45000" calcext:value-type="float">
            <text:p>4500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A9]*[.A9]-1000" office:value-type="float" office:value="29625" calcext:value-type="float">
            <text:p>29625</text:p>
          </table:table-cell>
          <table:table-cell table:formula="of:=[.A9]*[.A9]" office:value-type="float" office:value="30625" calcext:value-type="float">
            <text:p>30625</text:p>
          </table:table-cell>
          <table:table-cell table:formula="of:=2*[.C9]" office:value-type="float" office:value="61250" calcext:value-type="float">
            <text:p>6125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A10]*[.A10]-1000" office:value-type="float" office:value="39000" calcext:value-type="float">
            <text:p>39000</text:p>
          </table:table-cell>
          <table:table-cell table:formula="of:=[.A10]*[.A10]" office:value-type="float" office:value="40000" calcext:value-type="float">
            <text:p>40000</text:p>
          </table:table-cell>
          <table:table-cell table:formula="of:=2*[.C10]" office:value-type="float" office:value="80000" calcext:value-type="float">
            <text:p>8000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[.A11]*[.A11]-1000" office:value-type="float" office:value="49625" calcext:value-type="float">
            <text:p>49625</text:p>
          </table:table-cell>
          <table:table-cell table:formula="of:=[.A11]*[.A11]" office:value-type="float" office:value="50625" calcext:value-type="float">
            <text:p>50625</text:p>
          </table:table-cell>
          <table:table-cell table:formula="of:=2*[.C11]" office:value-type="float" office:value="101250" calcext:value-type="float">
            <text:p>101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26:17.478762060</meta:creation-date>
    <dc:date>2018-11-27T11:44:38.045252789</dc:date>
    <meta:editing-duration>PT18M18S</meta:editing-duration>
    <meta:editing-cycles>4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9cm" svg:y="0.315cm" chart:style-name="ch2">
          <text:p>f(n) versus n^2</text:p>
        </chart:title>
        <chart:legend chart:legend-position="end" svg:x="14.082cm" svg:y="3.974cm" style:legend-expansion="high" chart:style-name="ch3"/>
        <chart:plot-area chart:style-name="ch4" table:cell-range-address="Sheet1.A1:Sheet1.C11" chart:data-source-has-labels="row" svg:x="1.314cm" svg:y="1.28cm" svg:width="12.448cm" svg:height="6.576cm">
          <chartooo:coordinate-region svg:x="2.559cm" svg:y="1.468cm" svg:width="10.903cm" svg:height="5.763cm"/>
          <chart:axis chart:dimension="x" chart:name="primary-x" chart:style-name="ch5">
            <chart:title svg:x="7.392cm" svg:y="8.037cm" chart:style-name="ch6">
              <text:p>n</text:p>
            </chart:title>
          </chart:axis>
          <chart:axis chart:dimension="y" chart:name="primary-y" chart:style-name="ch5">
            <chart:title svg:x="0.451cm" svg:y="5.211cm" chart:style-name="ch7">
              <text:p>run-tim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0" chart:values-cell-range-address="Sheet1.C2:Sheet1.C11" chart:label-cell-address="Sheet1.C1:Sheet1.C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n)</text:p>
                <draw:g>
                  <svg:desc>Sheet1.B1:Sheet1.B1</svg:desc>
                </draw:g>
              </table:table-cell>
              <table:table-cell office:value-type="string">
                <text:p>n^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5525">
                <text:p>5525</text:p>
                <draw:g>
                  <svg:desc>Sheet1.B2:Sheet1.B11</svg:desc>
                </draw:g>
              </table:table-cell>
              <table:table-cell office:value-type="float" office:value="1">
                <text:p>1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575">
                <text:p>557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025">
                <text:p>602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7050">
                <text:p>7050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14625">
                <text:p>14625</text:p>
              </table:table-cell>
              <table:table-cell office:value-type="float" office:value="15625">
                <text:p>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1500">
                <text:p>215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29625">
                <text:p>29625</text:p>
              </table:table-cell>
              <table:table-cell office:value-type="float" office:value="30625">
                <text:p>3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39000">
                <text:p>39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49625">
                <text:p>49625</text:p>
              </table:table-cell>
              <table:table-cell office:value-type="float" office:value="50625">
                <text:p>5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